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.25pt" style:font-size-asian="16pt" style:font-size-complex="18.25pt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182f3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d4dc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c0c76"/>
    </style:style>
    <style:style style:name="T1" style:family="text">
      <style:text-properties fo:font-size="16pt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暑期web培训总结</text:p>
      <text:p text:style-name="P2"><text:tab/>web培训主要还是自学，培训的任务也有一定的难度，是一个很需要耐心、时间和兴趣的过程。耐心、兴趣和时间，三者缺一不可。缺少了耐心，你可能会中途放弃；缺少了兴趣，你可能会更早的放弃；缺少了时间，你可能做不出完美的作品。</text:p>
      <text:p text:style-name="P2"><text:tab/>自学过程中，我时常失去耐心，每当这个时候我都会先进行放松、休息或娱乐来缓解，待重新恢复耐心之后再去看那些资料；当任务要求的时间段内自己还有其他的安排的时候，我会尽量提高自己的效率，在更短的时间内完成，对于一些细节性的地方，待有空闲时间再去弥补。</text:p>
      <text:p text:style-name="P3"><text:tab/>自学需要好好利用网络这一工具，网络真的是一个很好的工具，基本上可以满足自学的要求，虽然我现在还是比较习惯看书本自学，但我相信待我适应了利用网络来自学后，会对我以后的工作和学习有更大的帮助。过程中，我遇到过几次看不明白任务提供的提示和资料，比如那个Sinatra文档，逐渐失去了耐心，稍作休息，头脑清醒后，通过在网络上搜索各种与该知识点有关的示例和资料，慢慢地才明白了这个知识点是做什么的以及怎么用的。</text:p>
      <text:p text:style-name="P4"><text:span text:style-name="T1"><text:tab/>暑期web培训也让我认识到了我所存在的缺陷：对于较复杂的任务，比如Sinatra进阶Wed应用，当学长建议我用‘MVC’、‘Gemfile’、‘migrate’的时候我还是一脸懵，不知道这整个知识体系是怎么样子的，也不知到怎么去了解和学习，最后是请教黄裕冠学长拿到了教程，完成了更改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2:36:10.736835710</meta:creation-date>
    <dc:date>2018-08-30T17:26:54.674576051</dc:date>
    <meta:editing-duration>PT47M2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541" meta:character-count="585" meta:non-whitespace-character-count="581"/>
  </office:meta>
</office:document-meta>
</file>